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" fo:font-size="20pt" officeooo:rsid="001a8c27" officeooo:paragraph-rsid="001a8c27" style:font-size-asian="20pt" style:font-size-complex="20pt"/>
    </style:style>
    <style:style style:name="P2" style:family="paragraph" style:parent-style-name="Standard">
      <style:text-properties fo:color="#000000" style:font-name="Courier" fo:font-size="18pt" style:font-size-asian="18pt" style:font-size-complex="18pt"/>
    </style:style>
    <style:style style:name="P3" style:family="paragraph" style:parent-style-name="Standard">
      <style:text-properties fo:color="#000000" style:font-name="Courier" fo:font-size="16pt" style:font-size-asian="16pt" style:font-size-complex="16pt"/>
    </style:style>
    <style:style style:name="P4" style:family="paragraph" style:parent-style-name="Standard">
      <style:text-properties fo:color="#000000" style:font-name="Courier" fo:font-size="16pt" officeooo:rsid="001a8c27" officeooo:paragraph-rsid="001a8c27" style:font-size-asian="16pt" style:font-size-complex="16pt"/>
    </style:style>
    <style:style style:name="P5" style:family="paragraph" style:parent-style-name="Standard">
      <style:text-properties fo:color="#000000" style:font-name="Courier" fo:font-size="16pt" officeooo:rsid="001c5999" officeooo:paragraph-rsid="001c5999" style:font-size-asian="16pt" style:font-size-complex="16pt"/>
    </style:style>
    <style:style style:name="P6" style:family="paragraph" style:parent-style-name="Standard">
      <style:text-properties fo:color="#000000" style:font-name="Courier" fo:font-size="16pt" officeooo:paragraph-rsid="001c5999" style:font-size-asian="16pt" style:font-size-complex="16pt"/>
    </style:style>
    <style:style style:name="T1" style:family="text">
      <style:text-properties officeooo:rsid="001c5999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 As I Am</text:p>
      <text:p text:style-name="P2"/>
      <text:p text:style-name="P4">Just as I am, without one plea.</text:p>
      <text:p text:style-name="P4">But that Thy blood was shed for me,</text:p>
      <text:p text:style-name="P4">And that Thou bidd’st me come to Thee,</text:p>
      <text:p text:style-name="P4">O Lamb of God, I come, I come!</text:p>
      <text:p text:style-name="P4"/>
      <text:p text:style-name="P4">Just as I am, and waiting not</text:p>
      <text:p text:style-name="P4">To rid my soul of one dark blot,</text:p>
      <text:p text:style-name="P4">To Thee whose blood can cleanse each spot,</text:p>
      <text:p text:style-name="P4">On Lamb of God, I come, I come!</text:p>
      <text:p text:style-name="P4"/>
      <text:p text:style-name="P4">Just as I am, tho’ tossed about</text:p>
      <text:p text:style-name="P4">With many a conflict, many a doubt,</text:p>
      <text:p text:style-name="P4">Fightings within and fears w<text:span text:style-name="T1">ith</text:span>out,</text:p>
      <text:p text:style-name="P4">O Lamb of God, I come, I come.</text:p>
      <text:p text:style-name="P4"/>
      <text:p text:style-name="P4">Just as I am, poor, wretched, blind;</text:p>
      <text:p text:style-name="P4">Sight, riches, healing of the mind,</text:p>
      <text:p text:style-name="P5">Yea, all I need in Thee to find,</text:p>
      <text:p text:style-name="P5">O Lamb of God, I come, I come.</text:p>
      <text:p text:style-name="P5"/>
      <text:p text:style-name="P5">Just as I am, Thou wilt receive,</text:p>
      <text:p text:style-name="P5">Will welcome, pardon, cleanse, relieve,</text:p>
      <text:p text:style-name="P5">Because Thy promise I believe,</text:p>
      <text:p text:style-name="P5">O Lamb of God, I come, I come.</text:p>
      <text:p text:style-name="P5"/>
      <text:p text:style-name="P5">Just as I am, Thy love unknown</text:p>
      <text:p text:style-name="P5">Hath broken ev’ry barrier down,</text:p>
      <text:p text:style-name="P5">Now to be Thine, yea Thine alone,</text:p>
      <text:p text:style-name="P6"><text:span text:style-name="T1">O Lamb of God, I come, I come.</text:span></text:p>
      <text:p text:style-name="P3"/>
      <text:p text:style-name="P3">Composer: <text:span text:style-name="T1">William B. Bradbury (1816-1868)</text:span></text:p>
      <text:p text:style-name="P3">Lyricist: <text:span text:style-name="T1">Charles Elliot (1789-1871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07T10:02:19.535000000</meta:creation-date>
    <meta:editing-duration>PT17M12S</meta:editing-duration>
    <meta:editing-cycles>4</meta:editing-cycles>
    <meta:generator>LibreOffice/6.4.4.2$Windows_X86_64 LibreOffice_project/3d775be2011f3886db32dfd395a6a6d1ca2630ff</meta:generator>
    <dc:title>Tuba Hymn Lyrics</dc:title>
    <dc:date>2022-09-07T11:50:02.650000000</dc:date>
    <meta:print-date>2022-09-07T11:48:26.126000000</meta:print-date>
    <meta:document-statistic meta:table-count="0" meta:image-count="0" meta:object-count="0" meta:page-count="1" meta:paragraph-count="27" meta:word-count="183" meta:character-count="876" meta:non-whitespace-character-count="720"/>
    <meta:template xlink:type="simple" xlink:actuate="onRequest" xlink:title="Tuba Hymn Lyrics" xlink:href="../../../../../AppData/Roaming/LibreOffice/4/user/template/Tuba%20Hymn%20Lyrics.ott" meta:date="2022-09-07T10:02:18.876000000"/>
  </office:meta>
</office:document-meta>
</file>